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cm" fo:min-width="5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8cm" svg:height="1.8cm" svg:x="7.2cm" svg:y="2.1cm">
          <text:p text:style-name="P1">Set the settings</text:p>
          <text:p text:style-name="P1"><text:s/>for the gener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8cm" svg:height="1.8cm" svg:x="7.2cm" svg:y="6cm">
          <text:p text:style-name="P1">Confirm the settings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8cm" svg:height="1.8cm" svg:x="7.2cm" svg:y="9.8cm">
          <text:p text:style-name="P1">Generate the </text:p>
          <text:p text:style-name="P1">creature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8cm" svg:height="1.8cm" svg:x="7.2cm" svg:y="13.1cm">
          <text:p text:style-name="P1">Display the </text:p>
          <text:p text:style-name="P1">creature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8cm" svg:height="1.8cm" svg:x="7.2cm" svg:y="16.9cm">
          <text:p text:style-name="P1">Click export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.8cm" svg:height="1.8cm" svg:x="7.2cm" svg:y="20.5cm">
          <text:p text:style-name="P1">Choose save </text:p>
          <text:p text:style-name="P1">directory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.8cm" svg:height="1.8cm" svg:x="7.2cm" svg:y="24.3cm">
          <text:p text:style-name="P1">Export the model </text:p>
          <text:p text:style-name="P1">as fbx fil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1cm" svg:y1="3.9cm" svg:x2="10.1cm" svg:y2="6cm" draw:start-shape="id1" draw:start-glue-point="2" draw:end-shape="id2" draw:end-glue-point="0" svg:d="M10100 3900v2100" svg:viewBox="0 0 1 2101">
          <text:p/>
        </draw:connector>
        <draw:connector draw:style-name="gr2" draw:text-style-name="P2" draw:layer="layout" draw:type="line" svg:x1="10.1cm" svg:y1="7.8cm" svg:x2="10.1cm" svg:y2="9.8cm" draw:start-shape="id2" draw:start-glue-point="2" draw:end-shape="id3" draw:end-glue-point="0" svg:d="M10100 7800v2000" svg:viewBox="0 0 1 2001">
          <text:p/>
        </draw:connector>
        <draw:connector draw:style-name="gr2" draw:text-style-name="P2" draw:layer="layout" draw:type="line" svg:x1="10.1cm" svg:y1="11.6cm" svg:x2="10.1cm" svg:y2="13.1cm" draw:start-shape="id3" draw:start-glue-point="2" draw:end-shape="id4" draw:end-glue-point="0" svg:d="M10100 11600v1500" svg:viewBox="0 0 1 1501">
          <text:p/>
        </draw:connector>
        <draw:connector draw:style-name="gr2" draw:text-style-name="P2" draw:layer="layout" draw:type="line" svg:x1="10.1cm" svg:y1="14.9cm" svg:x2="10.1cm" svg:y2="16.9cm" draw:start-shape="id4" draw:start-glue-point="2" draw:end-shape="id5" draw:end-glue-point="0" svg:d="M10100 14900v2000" svg:viewBox="0 0 1 2001">
          <text:p/>
        </draw:connector>
        <draw:connector draw:style-name="gr2" draw:text-style-name="P2" draw:layer="layout" draw:type="line" svg:x1="10.1cm" svg:y1="18.7cm" svg:x2="10.1cm" svg:y2="20.5cm" draw:start-shape="id5" draw:start-glue-point="2" draw:end-shape="id6" draw:end-glue-point="0" svg:d="M10100 18700v1800" svg:viewBox="0 0 1 1801">
          <text:p/>
        </draw:connector>
        <draw:connector draw:style-name="gr2" draw:text-style-name="P2" draw:layer="layout" draw:type="line" svg:x1="10.1cm" svg:y1="22.3cm" svg:x2="10.1cm" svg:y2="24.3cm" draw:start-shape="id6" draw:start-glue-point="2" draw:end-shape="id7" draw:end-glue-point="0" svg:d="M10100 22300v2000" svg:viewBox="0 0 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8T01:12:19.416000000</meta:creation-date>
    <dc:date>2019-02-28T01:23:45.553000000</dc:date>
    <meta:editing-duration>PT24S</meta:editing-duration>
    <meta:editing-cycles>1</meta:editing-cycles>
    <meta:document-statistic meta:object-count="13"/>
    <meta:generator>LibreOffice/6.1.2.1$Windows_X86_64 LibreOffice_project/65905a128db06ba48db947242809d14d3f9a93fe</meta:generator>
  </office:meta>
</office:document-meta>
</file>